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first change in my file git edu1</text:span></text:p>
      <text:p text:style-name="P1"><text:span text:style-name="T1">add 2and line</text:span></text:p>
      <text:p text:style-name="P1"><text:span text:style-name="T1">add 3d line</text:span></text:p>
      <text:p text:style-name="P1"><text:span text:style-name="T1">add 4th line</text:span></text:p>
      <text:p text:style-name="P1"><text:span text:style-name="T1"><text:s/>add 5th lin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